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Exception.ConfigurationException( Data data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Excep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xception.ConfigurationException( Configuration config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Exception.ConfigurationException( Data data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Exception.ConfigurationException( Configuration confi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